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7663d"/>
    </style:style>
    <style:style style:name="P2" style:family="paragraph" style:parent-style-name="Standard">
      <style:text-properties officeooo:rsid="0007663d" officeooo:paragraph-rsid="0007663d"/>
    </style:style>
    <style:style style:name="P3" style:family="paragraph" style:parent-style-name="Standard" style:list-style-name="L1">
      <style:text-properties officeooo:paragraph-rsid="0007663d"/>
    </style:style>
    <style:style style:name="P4" style:family="paragraph" style:parent-style-name="Standard" style:list-style-name="L1">
      <style:text-properties fo:font-size="11pt" officeooo:rsid="0007663d" officeooo:paragraph-rsid="0007663d" style:font-size-asian="11pt" style:font-size-complex="11pt"/>
    </style:style>
    <style:style style:name="P5" style:family="paragraph" style:parent-style-name="Standard" style:list-style-name="L1">
      <style:text-properties fo:font-size="11pt" fo:font-weight="bold" officeooo:paragraph-rsid="0007663d" style:font-size-asian="11pt" style:font-weight-asian="bold" style:font-size-complex="11pt" style:font-weight-complex="bold"/>
    </style:style>
    <style:style style:name="P6" style:family="paragraph" style:parent-style-name="Standard" style:list-style-name="L1">
      <style:text-properties fo:font-size="11pt" fo:font-weight="bold" officeooo:rsid="0007663d" officeooo:paragraph-rsid="0007663d" style:font-size-asian="11pt" style:font-weight-asian="bold" style:font-size-complex="11pt" style:font-weight-complex="bold"/>
    </style:style>
    <style:style style:name="P7" style:family="paragraph" style:parent-style-name="Standard" style:list-style-name="L1">
      <style:text-properties officeooo:rsid="0007663d" officeooo:paragraph-rsid="0007663d"/>
    </style:style>
    <style:style style:name="P8" style:family="paragraph" style:parent-style-name="Standard" style:list-style-name="L1">
      <style:text-properties officeooo:rsid="0007a010" officeooo:paragraph-rsid="0007a010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text-underline-style="solid" style:text-underline-width="auto" style:text-underline-color="font-color" style:font-size-asian="11pt" style:font-size-complex="11pt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5">Normalizar la siguiente tabla, que contiene las asignaturas en las que se han matriculado los alumnos de una escuela universitaria, junto con sus notas en esas asignaturas.</text:p>
          <text:p text:style-name="P3"/>
          <text:list>
            <text:list-item>
              <text:p text:style-name="P3"><text:span text:style-name="T1">ALUMNOS (</text:span><text:span text:style-name="T2">DNI</text:span><text:span text:style-name="T1">, Apellidos, Nombre, Dirección, Ciudad, Provincia, ComAut, CodAsigA, NomAsigA, NotaAsigA, CodAsigB, NomAsigB, NotaAsigB, CodAsigC, NomAsigC, NotaAsigC)</text:span></text:p>
            </text:list-item>
          </text:list>
        </text:list-item>
      </text:list>
      <text:p text:style-name="P1"><text:span text:style-name="T1"/></text:p>
      <text:list text:continue-numbering="true" text:style-name="L1">
        <text:list-item>
          <text:list>
            <text:list-item>
              <text:list>
                <text:list-item>
                  <text:p text:style-name="P7"><text:span text:style-name="T1">ALUMNOS (</text:span><text:span text:style-name="T2">DNI</text:span><text:span text:style-name="T1">, Apellidos, Nombre)</text:span></text:p>
                </text:list-item>
                <text:list-item>
                  <text:p text:style-name="P7"><text:span text:style-name="T1">COMUNIDAD (</text:span><text:span text:style-name="T2">ComAuto</text:span><text:span text:style-name="T1">, Direccion, Ciudad, Provincia)</text:span></text:p>
                </text:list-item>
                <text:list-item>
                  <text:p text:style-name="P7"><text:span text:style-name="T1">ASIGNATURA (</text:span><text:span text:style-name="T2">DNI</text:span><text:span text:style-name="T1">, CodAsig, NotaAsig,)</text:span></text:p>
                </text:list-item>
              </text:list>
            </text:list-item>
          </text:list>
          <text:p text:style-name="P7"><text:span text:style-name="T1"/></text:p>
        </text:list-item>
        <text:list-item>
          <text:p text:style-name="P6">Se tiene la relación PRÉSTAMOSLIBROS de una biblioteca. Aplicar las reglas de normalización.</text:p>
        </text:list-item>
      </text:list>
      <text:p text:style-name="P2"><text:span text:style-name="T1"/></text:p>
      <text:list text:continue-numbering="true" text:style-name="L1">
        <text:list-item>
          <text:list>
            <text:list-item>
              <text:p text:style-name="P4">PRÉSTAMOSLIBROS (CodLibro, Título, Autor, Editorial, DNI, NomLector, FechaDev)</text:p>
            </text:list-item>
          </text:list>
        </text:list-item>
      </text:list>
      <text:p text:style-name="P2"><text:span text:style-name="T1"/></text:p>
      <text:list text:continue-numbering="true" text:style-name="L1">
        <text:list-item>
          <text:list>
            <text:list-item>
              <text:list>
                <text:list-item>
                  <text:p text:style-name="P4">LIBRO (CodLibro, Titulo, Autor, Editorial, FechaDev)</text:p>
                </text:list-item>
                <text:list-item>
                  <text:p text:style-name="P4">LECTOR (DNI, NomLector, FechaDev)</text:p>
                </text:list-item>
              </text:list>
            </text:list-item>
          </text:list>
        </text:list-item>
      </text:list>
      <text:p text:style-name="P2"><text:span text:style-name="T1"/></text:p>
      <text:list text:continue-numbering="true" text:style-name="L1">
        <text:list-item>
          <text:p text:style-name="P6">Se desea normalizar la siguiente tabla, que pertenece a una clínica y guarda información sobre las consultas que realizan los médicos:</text:p>
        </text:list-item>
      </text:list>
      <text:p text:style-name="P2"><text:span text:style-name="T1"/></text:p>
      <text:list text:continue-numbering="true" text:style-name="L1">
        <text:list-item>
          <text:list>
            <text:list-item>
              <text:p text:style-name="P4">MÉDICOS (IdMédico, NombreMédico, CodConsulta, Fecha, Diagnóstico, Receta, IdPaciente, NombrePaciente)</text:p>
            </text:list-item>
          </text:list>
        </text:list-item>
      </text:list>
      <text:p text:style-name="P2"><text:span text:style-name="T1"/></text:p>
      <text:list text:continue-numbering="true" text:style-name="L1">
        <text:list-item>
          <text:list>
            <text:list-item>
              <text:list>
                <text:list-item>
                  <text:p text:style-name="P4">MEDICO (IdMedico, NombreMedico, CodConsulta)</text:p>
                </text:list-item>
                <text:list-item>
                  <text:p text:style-name="P4">PACIENTE (IdPaciente, Diagnostico, Receta)</text:p>
                </text:list-item>
              </text:list>
            </text:list-item>
          </text:list>
        </text:list-item>
      </text:list>
      <text:p text:style-name="P2"><text:span text:style-name="T1"/></text:p>
      <text:list text:continue-numbering="true" text:style-name="L1">
        <text:list-item>
          <text:p text:style-name="P6">Normalizar la siguiente tabla de empleados hasta la 3FN:</text:p>
          <text:p text:style-name="P7"><text:span text:style-name="T1"/></text:p>
          <text:list>
            <text:list-item>
              <text:p text:style-name="P4">EMPLEADOS (IdEmpleado, NombreEmpleado, CodProfesión, Profesión, CodLugar, Lugar)</text:p>
            </text:list-item>
          </text:list>
        </text:list-item>
      </text:list>
      <text:p text:style-name="P2"><text:span text:style-name="T1"/></text:p>
      <text:list text:continue-numbering="true" text:style-name="L1">
        <text:list-item>
          <text:list>
            <text:list-item>
              <text:list>
                <text:list-item>
                  <text:p text:style-name="P8"><text:span text:style-name="T1">EMPLEADOS (IdEmpleado, NombreEmpleado)</text:span></text:p>
                </text:list-item>
                <text:list-item>
                  <text:p text:style-name="P8"><text:span text:style-name="T1">PROFESION (CodProfesion, IdProfesion, Profesion)</text:span></text:p>
                </text:list-item>
                <text:list-item>
                  <text:p text:style-name="P8"><text:span text:style-name="T1">LUGAR (CodLugar, Lugar)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5T09:01:03.823000000</meta:creation-date>
    <dc:date>2024-10-21T13:42:34.186000000</dc:date>
    <meta:editing-duration>PT1H59M37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8" meta:word-count="170" meta:character-count="1295" meta:non-whitespace-character-count="1161"/>
  </office:meta>
</office:document-meta>
</file>